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21a2"/>
    </style:style>
    <style:style style:name="P2" style:family="paragraph" style:parent-style-name="Standard">
      <style:paragraph-properties fo:text-align="center" style:justify-single-word="false"/>
      <style:text-properties officeooo:rsid="000621a2" officeooo:paragraph-rsid="000621a2"/>
    </style:style>
    <style:style style:name="P3" style:family="paragraph" style:parent-style-name="Standard">
      <style:paragraph-properties fo:text-align="start" style:justify-single-word="false"/>
      <style:text-properties officeooo:rsid="000621a2" officeooo:paragraph-rsid="000621a2"/>
    </style:style>
    <style:style style:name="T1" style:family="text">
      <style:text-properties officeooo:rsid="000621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6</text:p>
      <text:p text:style-name="P3">Code: </text:p>
      <text:p text:style-name="Standard"/>
      <text:p text:style-name="Standard">CREATE TABLE N_RollCall (</text:p>
      <text:p text:style-name="Standard"><text:s text:c="2"/>Roll_No INT PRIMARY KEY,</text:p>
      <text:p text:style-name="Standard"><text:s text:c="2"/>Name VARCHAR(50),</text:p>
      <text:p text:style-name="Standard"><text:s text:c="2"/>Class VARCHAR(10)</text:p>
      <text:p text:style-name="Standard">);</text:p>
      <text:p text:style-name="Standard"/>
      <text:p text:style-name="Standard">CREATE TABLE O_RollCall (</text:p>
      <text:p text:style-name="Standard"><text:s text:c="2"/>Roll_No INT PRIMARY KEY,</text:p>
      <text:p text:style-name="Standard"><text:s text:c="2"/>Name VARCHAR(50),</text:p>
      <text:p text:style-name="Standard"><text:s text:c="2"/>Class VARCHAR(10)</text:p>
      <text:p text:style-name="Standard">);</text:p>
      <text:p text:style-name="Standard"/>
      <text:p text:style-name="Standard">INSERT INTO O_RollCall (Roll_No, Name, Class) VALUES</text:p>
      <text:p text:style-name="Standard">(101, 'Amit Sharma', '10A'),</text:p>
      <text:p text:style-name="Standard">(102, 'Neha Verma', '10B'),</text:p>
      <text:p text:style-name="Standard">(103, 'Rohit Singh', '10A');</text:p>
      <text:p text:style-name="Standard"/>
      <text:p text:style-name="Standard">INSERT INTO N_RollCall (Roll_No, Name, Class) VALUES</text:p>
      <text:p text:style-name="Standard">(102, 'Neha Verma', '10B'), <text:s text:c="4"/></text:p>
      <text:p text:style-name="Standard">(103, 'Rohit Singh', '10A'), <text:s text:c="4"/></text:p>
      <text:p text:style-name="Standard">(104, 'Sneha Joshi', '10C'), <text:s text:c="5"/></text:p>
      <text:p text:style-name="Standard">(105, 'Karan Mehta', '10A'); <text:s text:c="4"/></text:p>
      <text:p text:style-name="Standard"/>
      <text:p text:style-name="P1"><text:span text:style-name="T1">Select * from O_RollCall;</text:span></text:p>
      <text:p text:style-name="P1"><text:span text:style-name="T1">Select * from N_RollCall;</text:span></text:p>
      <text:p text:style-name="Standard"/>
      <text:p text:style-name="Standard"/>
      <text:p text:style-name="Standard">DELIMITER //</text:p>
      <text:p text:style-name="Standard"/>
      <text:p text:style-name="Standard">CREATE PROCEDURE Merge_RollCall()</text:p>
      <text:p text:style-name="Standard">BEGIN</text:p>
      <text:p text:style-name="Standard"/>
      <text:p text:style-name="Standard"><text:s text:c="2"/>DECLARE v_RollNo INT;</text:p>
      <text:p text:style-name="Standard"><text:s text:c="2"/>DECLARE v_Name VARCHAR(50);</text:p>
      <text:p text:style-name="Standard"><text:s text:c="2"/>DECLARE v_Class VARCHAR(10);</text:p>
      <text:p text:style-name="Standard"/>
      <text:p text:style-name="Standard"><text:s text:c="2"/>DECLARE done INT DEFAULT FALSE;</text:p>
      <text:p text:style-name="Standard"/>
      <text:p text:style-name="Standard"><text:s text:c="2"/>DECLARE cur CURSOR FOR</text:p>
      <text:p text:style-name="Standard"><text:s text:c="4"/>SELECT Roll_No, Name, Class FROM N_RollCall;</text:p>
      <text:p text:style-name="Standard"/>
      <text:p text:style-name="Standard"><text:s text:c="2"/>DECLARE CONTINUE HANDLER FOR NOT FOUND SET done = TRUE;</text:p>
      <text:p text:style-name="Standard"/>
      <text:p text:style-name="Standard"><text:s text:c="2"/>OPEN cur;</text:p>
      <text:p text:style-name="Standard"/>
      <text:p text:style-name="Standard"><text:s text:c="2"/>read_loop: LOOP</text:p>
      <text:p text:style-name="Standard"><text:s text:c="4"/>FETCH cur INTO v_RollNo, v_Name, v_Class;</text:p>
      <text:p text:style-name="Standard"/>
      <text:p text:style-name="Standard"><text:s text:c="4"/>IF done THEN</text:p>
      <text:p text:style-name="Standard"><text:soft-page-break/><text:s text:c="6"/>LEAVE read_loop;</text:p>
      <text:p text:style-name="Standard"><text:s text:c="4"/>END IF;</text:p>
      <text:p text:style-name="Standard"/>
      <text:p text:style-name="Standard"><text:s text:c="4"/>IF NOT EXISTS (</text:p>
      <text:p text:style-name="Standard"><text:s text:c="6"/>SELECT 1 FROM O_RollCall WHERE Roll_No = v_RollNo</text:p>
      <text:p text:style-name="Standard"><text:s text:c="4"/>) THEN</text:p>
      <text:p text:style-name="Standard"><text:s text:c="6"/>INSERT INTO O_RollCall (Roll_No, Name, Class)</text:p>
      <text:p text:style-name="Standard"><text:s text:c="6"/>VALUES (v_RollNo, v_Name, v_Class);</text:p>
      <text:p text:style-name="Standard"><text:s text:c="4"/>END IF;</text:p>
      <text:p text:style-name="Standard"/>
      <text:p text:style-name="Standard"><text:s text:c="2"/>END LOOP;</text:p>
      <text:p text:style-name="Standard"><text:s text:c="2"/>CLOSE cur;</text:p>
      <text:p text:style-name="Standard">END //</text:p>
      <text:p text:style-name="Standard"/>
      <text:p text:style-name="Standard">DELIMITER ;</text:p>
      <text:p text:style-name="Standard"/>
      <text:p text:style-name="Standard">CALL Merge_RollCall();</text:p>
      <text:p text:style-name="P1"><text:span text:style-name="T1">Select * from O_RollCall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OUTPUT</text:p>
      <text:p text:style-name="Standard"><text:line-break/><text:line-break/>+---------+-------------+-------+</text:p>
      <text:p text:style-name="Standard">| Roll_No | Name <text:s text:c="7"/>| Class |</text:p>
      <text:p text:style-name="Standard">+---------+-------------+-------+</text:p>
      <text:p text:style-name="Standard">| <text:s text:c="4"/>101 | Amit Sharma | 10A |</text:p>
      <text:p text:style-name="Standard">| <text:s text:c="4"/>10<text:span text:style-name="T1">3</text:span> | Rohit Singh | 10A <text:s text:c="2"/>|</text:p>
      <text:p text:style-name="Standard">| <text:s text:c="4"/>10<text:span text:style-name="T1">4</text:span> | Sneha Joshi | 10C <text:s text:c="2"/>|</text:p>
      <text:p text:style-name="Standard">+---------+-------------+-------+<text:line-break/><text:line-break/><text:line-break/>+---------+-------------+-------+</text:p>
      <text:p text:style-name="Standard">| Roll_No | Name <text:s text:c="7"/>| Class |</text:p>
      <text:p text:style-name="Standard">+---------+-------------+-------+</text:p>
      <text:p text:style-name="Standard">| <text:s text:c="4"/>102 | Neha Verma <text:s/>| 10B <text:s text:c="2"/>|</text:p>
      <text:p text:style-name="Standard">| <text:s text:c="4"/>103 | Rohit Singh | 10A <text:s text:c="2"/>|</text:p>
      <text:p text:style-name="Standard">| <text:s text:c="4"/>104 | Sneha Joshi | 10C <text:s text:c="2"/>|</text:p>
      <text:p text:style-name="Standard">| <text:s text:c="4"/>105 | Karan Mehta | 10A <text:s text:c="2"/>|</text:p>
      <text:p text:style-name="Standard">+---------+-------------+-------+</text:p>
      <text:p text:style-name="P1"><text:line-break/><text:line-break/>+---------+-------------+-------+</text:p>
      <text:p text:style-name="P1">| Roll_No | Name <text:s text:c="7"/>| Class |</text:p>
      <text:p text:style-name="P1">+---------+-------------+-------+</text:p>
      <text:p text:style-name="P1">| <text:s text:c="4"/>101 | Amit Sharma | 10A <text:s text:c="2"/>|</text:p>
      <text:p text:style-name="P1">| <text:s text:c="4"/>102 | Neha Verma <text:s/>| 10B <text:s text:c="2"/>|</text:p>
      <text:p text:style-name="P1">| <text:s text:c="4"/>103 | Rohit Singh | 10A <text:s text:c="2"/>|</text:p>
      <text:p text:style-name="P1">| <text:s text:c="4"/>104 | Sneha Joshi | 10C <text:s text:c="2"/>|</text:p>
      <text:p text:style-name="P1">| <text:s text:c="4"/>105 | Karan Mehta | 10A <text:s text:c="2"/>|</text:p>
      <text:p text:style-name="P1">+---------+-------------+-------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5T12:14:45.935799659</meta:creation-date>
    <dc:date>2025-08-05T12:23:26.036831433</dc:date>
    <meta:editing-duration>PT8M40S</meta:editing-duration>
    <meta:editing-cycles>1</meta:editing-cycles>
    <meta:document-statistic meta:table-count="0" meta:image-count="0" meta:object-count="0" meta:page-count="3" meta:paragraph-count="75" meta:word-count="330" meta:character-count="2062" meta:non-whitespace-character-count="1629"/>
    <meta:generator>LibreOffice/6.0.7.3$Linux_X86_64 LibreOffice_project/00m0$Build-3</meta:generator>
  </office:meta>
</office:document-meta>
</file>